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50A471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1" draw:layer="layout" svg:width="25.2cm" svg:height="2.4cm" svg:x="1.4cm" svg:y="0.8cm" presentation:class="title" presentation:user-transformed="true">
          <draw:text-box>
            <text:p>Unique Poin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tring is immutable and final in java.</text:p>
              </text:list-item>
              <text:list-item>
                <text:p>Operator overloading is not supported.</text:p>
              </text:list-item>
              <text:list-item>
                <text:p>Multiple inheritance is not allowed.</text:p>
              </text:list-item>
              <text:list-item>
                <text:p>No pointers</text:p>
              </text:list-item>
              <text:list-item>
                <text:p>No pass by refere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50A471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5:31:43.101502516</meta:creation-date>
    <dc:date>2015-12-28T15:34:37.006546062</dc:date>
    <meta:editing-duration>PT17S</meta:editing-duration>
    <meta:editing-cycles>2</meta:editing-cycles>
    <meta:generator>LibreOffice/4.2.8.2$Linux_X86_64 LibreOffice_project/420m0$Build-2</meta:generator>
    <meta:document-statistic meta:object-count="41"/>
  </office:meta>
</office:document-meta>
</file>